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3B000001625895D1B38476912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Calibri" svg:font-family="Calibri"/>
    <style:font-face style:name="Helvetica Neue" svg:font-family="'Helvetica Neue', Helvetica, Verdana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paragraph-properties fo:margin-top="0cm" fo:margin-bottom="0.302cm" loext:contextual-spacing="false" style:line-height-at-least="0.635cm" fo:orphans="2" fo:widows="2"/>
      <style:text-properties style:font-name="Liberation Serif" officeooo:paragraph-rsid="00208267"/>
    </style:style>
    <style:style style:name="P3" style:family="paragraph" style:parent-style-name="Text_20_body" style:list-style-name="L1">
      <style:paragraph-properties fo:margin-top="0cm" fo:margin-bottom="0.302cm" loext:contextual-spacing="false" style:line-height-at-least="0.635cm" fo:orphans="2" fo:widows="2"/>
      <style:text-properties style:font-name="Liberation Serif" officeooo:paragraph-rsid="00208267"/>
    </style:style>
    <style:style style:name="P4" style:family="paragraph" style:parent-style-name="Text_20_body" style:list-style-name="L2">
      <style:paragraph-properties fo:margin-top="0cm" fo:margin-bottom="0.302cm" loext:contextual-spacing="false" style:line-height-at-least="0.635cm" fo:orphans="2" fo:widows="2"/>
      <style:text-properties style:font-name="Liberation Serif" officeooo:rsid="00231fda" officeooo:paragraph-rsid="00231fda"/>
    </style:style>
    <style:style style:name="P5" style:family="paragraph" style:parent-style-name="Text_20_body">
      <style:paragraph-properties fo:margin-top="0cm" fo:margin-bottom="0.302cm" loext:contextual-spacing="false" style:line-height-at-least="0.635cm" fo:orphans="2" fo:widows="2"/>
      <style:text-properties style:font-name="Liberation Serif" fo:font-style="normal" officeooo:rsid="00231fda" officeooo:paragraph-rsid="00231fda" style:font-style-asian="normal" style:font-style-complex="normal"/>
    </style:style>
    <style:style style:name="P6" style:family="paragraph" style:parent-style-name="Text_20_body">
      <style:paragraph-properties fo:margin-top="0cm" fo:margin-bottom="0.302cm" loext:contextual-spacing="false" style:line-height-at-least="0.635cm" fo:orphans="2" fo:widows="2"/>
      <style:text-properties style:font-name="Liberation Serif" fo:font-style="normal" officeooo:rsid="0023f0c9" officeooo:paragraph-rsid="0023f0c9" style:font-style-asian="normal" style:font-style-complex="normal"/>
    </style:style>
    <style:style style:name="P7" style:family="paragraph" style:parent-style-name="Text_20_body" style:list-style-name="L3">
      <style:paragraph-properties fo:margin-top="0cm" fo:margin-bottom="0.302cm" loext:contextual-spacing="false" style:line-height-at-least="0.635cm" fo:orphans="2" fo:widows="2"/>
      <style:text-properties style:font-name="Liberation Serif" fo:font-style="normal" officeooo:rsid="0023f0c9" officeooo:paragraph-rsid="0023f0c9" style:font-style-asian="normal" style:font-style-complex="normal"/>
    </style:style>
    <style:style style:name="P8" style:family="paragraph" style:parent-style-name="Text_20_body">
      <style:paragraph-properties fo:margin-top="0cm" fo:margin-bottom="0.302cm" loext:contextual-spacing="false" style:line-height-at-least="0.635cm" fo:orphans="2" fo:widows="2"/>
      <style:text-properties style:font-name="Liberation Serif" fo:font-style="normal" officeooo:rsid="0023f0c9" officeooo:paragraph-rsid="0024b974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officeooo:rsid="001ed422" officeooo:paragraph-rsid="00285a09"/>
    </style:style>
    <style:style style:name="P10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style="italic" officeooo:rsid="00285a09" officeooo:paragraph-rsid="00285a09" style:font-style-asian="italic" style:font-style-complex="italic"/>
    </style:style>
    <style:style style:name="P11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size="24pt" fo:font-weight="bold" officeooo:rsid="00285a09" officeooo:paragraph-rsid="00285a09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dd873"/>
    </style:style>
    <style:style style:name="P1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ed422"/>
    </style:style>
    <style:style style:name="P1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weight="bold" officeooo:rsid="001dd873" officeooo:paragraph-rsid="001dd873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ed422" officeooo:paragraph-rsid="001ed422"/>
    </style:style>
    <style:style style:name="P16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ed422" officeooo:paragraph-rsid="00285a09"/>
    </style:style>
    <style:style style:name="P17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24b974" officeooo:paragraph-rsid="0024b974"/>
    </style:style>
    <style:style style:name="P18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265477" officeooo:paragraph-rsid="00265477"/>
    </style:style>
    <style:style style:name="P19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#ffffff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#ffffff"/>
    </style:style>
    <style:style style:name="P21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2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style:font-name="Liberation Serif" fo:font-weight="normal" officeooo:paragraph-rsid="0026766b"/>
    </style:style>
    <style:style style:name="P2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d422" style:font-style-asian="normal" style:font-style-complex="normal"/>
    </style:style>
    <style:style style:name="T3" style:family="text">
      <style:text-properties fo:font-style="normal" officeooo:rsid="001f4efb" style:font-style-asian="normal" style:font-style-complex="normal"/>
    </style:style>
    <style:style style:name="T4" style:family="text">
      <style:text-properties fo:font-style="normal" officeooo:rsid="00208267" style:font-style-asian="normal" style:font-style-complex="normal"/>
    </style:style>
    <style:style style:name="T5" style:family="text">
      <style:text-properties fo:font-style="normal" officeooo:rsid="00231fda" style:font-style-asian="normal" style:font-style-complex="normal"/>
    </style:style>
    <style:style style:name="T6" style:family="text">
      <style:text-properties fo:font-style="normal" officeooo:rsid="00285a09" style:font-style-asian="normal" style:font-style-complex="normal"/>
    </style:style>
    <style:style style:name="T7" style:family="text">
      <style:text-properties fo:font-style="normal" style:text-underline-style="none" officeooo:rsid="00208267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422" style:font-style-asian="italic" style:font-style-complex="italic"/>
    </style:style>
    <style:style style:name="T11" style:family="text">
      <style:text-properties fo:font-style="italic" officeooo:rsid="001f4efb" style:font-style-asian="italic" style:font-style-complex="italic"/>
    </style:style>
    <style:style style:name="T12" style:family="text">
      <style:text-properties fo:font-style="italic" officeooo:rsid="00208267" style:font-style-asian="italic" style:font-style-complex="italic"/>
    </style:style>
    <style:style style:name="T13" style:family="text">
      <style:text-properties fo:font-style="italic" officeooo:rsid="00285a09" style:font-style-asian="italic" style:font-style-complex="italic"/>
    </style:style>
    <style:style style:name="T14" style:family="text">
      <style:text-properties fo:font-style="italic" style:text-underline-style="none" officeooo:rsid="00208267" style:font-style-asian="italic" style:font-style-complex="italic"/>
    </style:style>
    <style:style style:name="T15" style:family="text">
      <style:text-properties officeooo:rsid="001ed422"/>
    </style:style>
    <style:style style:name="T16" style:family="text">
      <style:text-properties officeooo:rsid="00231fda"/>
    </style:style>
    <style:style style:name="T17" style:family="text">
      <style:text-properties officeooo:rsid="0024b974"/>
    </style:style>
    <style:style style:name="T18" style:family="text">
      <style:text-properties officeooo:rsid="00265477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6pt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officeooo:rsid="00265477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65477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d2816" style:text-blinking="false" fo:background-color="#ffffff" loext:char-shading-value="0"/>
    </style:style>
    <style:style style:name="T24" style:family="text">
      <style:text-properties officeooo:rsid="00285a09"/>
    </style:style>
    <style:style style:name="T2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paragraph" svg:width="17cm" svg:height="1.448cm" draw:z-index="0"><draw:image xlink:href="Pictures/100000000000103B000001625895D1B384769122.jpg" xlink:type="simple" xlink:show="embed" xlink:actuate="onLoad"/></draw:frame><text:bookmark text:name="docs-internal-guid-87546ce9-cc0d-93ad-6731-8920c67dcf01"/><text:bookmark text:name="docs-internal-guid-87546ce9-cc0e-cdd5-07b7-66ee10fbbb6d"/></text:p>
      <text:p text:style-name="P22"><text:span text:style-name="T21">Universidade de Brasília – UnB<text:line-break/>Faculdade do Gama UnB – FGA<text:line-break/>Curso de Engenharia de Softwar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pan text:style-name="T18">Exercício 1 SWEBOK –</text:span> <text:span text:style-name="T18">Interação Humano Compu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23"><text:span text:style-name="T21">Professor<text:line-break/></text:span><text:span text:style-name="T23">André Barros de Sales</text:span></text:p>
      <text:p text:style-name="P1"/>
      <text:p text:style-name="P20">Aluno</text:p>
      <text:p text:style-name="P21">João Pedro Sconetto – <text:span text:style-name="T18">14/0145940</text:span></text:p>
      <text:p text:style-name="P1"/>
      <text:p text:style-name="P14"><text:soft-page-break/>1) O que é o SWEBOK? Por quem e para que ele foi escrito?</text:p>
      <text:p text:style-name="P13">R.1) <text:s/>O SWEBOK é um um livro guia para a base de conhecimento acerca da engenharia de software, apresentado de forma a ser uma bibliografia que visa auxiliar e formalizar toda a base de conhecimento obtido e dos padrões acordados entre a comunidade de engenharia, assim como ser uma ferramenta adjunta para instrução sobre os temas abordados e documentados neste guia. O SWEBOK é um projeto da <text:span text:style-name="T9">IEEE Computer Society </text:span><text:span text:style-name="T1">(</text:span><text:span text:style-name="T10">Institute of Electrical and Electronics Engineers</text:span><text:span text:style-name="T2">) com edição de </text:span><text:span text:style-name="T10">Pierre Bourque </text:span><text:span text:style-name="T2">e </text:span><text:span text:style-name="T10">Richard E. Fairly</text:span><text:span text:style-name="T2">. <text:line-break/>Página 17 (xvii - </text:span><text:span text:style-name="T10">Foreword)</text:span></text:p>
      <text:p text:style-name="P14">2) Baseado no SWEBOK v. 3.0, descreva o que é Projeto de Interface do Usuário (User Interface Design). Essa descrição deve conter:</text:p>
      <text:p text:style-name="P14"><text:s text:c="5"/>- Qual área do conhecimento (KA) ele está contido;</text:p>
      <text:p text:style-name="P14"><text:s text:c="5"/>- Os princípios gerais;</text:p>
      <text:p text:style-name="P14"><text:s text:c="5"/>- Os problemas principais;</text:p>
      <text:p text:style-name="P14"><text:s text:c="5"/>- As Modalidades;</text:p>
      <text:p text:style-name="P14"><text:s text:c="5"/>- A apresentação da informação;</text:p>
      <text:p text:style-name="P14"><text:s text:c="5"/>- Processo;</text:p>
      <text:p text:style-name="P14"><text:s text:c="5"/>- Localização e Internacionalização;</text:p>
      <text:p text:style-name="P14"><text:s text:c="5"/>- Modelos conceituais e metáforas.</text:p>
      <text:p text:style-name="P2"><text:span text:style-name="T15">R.2) O Projeto de Interface de Usuário (PIU ou </text:span><text:span text:style-name="T10">UID</text:span><text:span text:style-name="T15">) é uma parte essencial do processo de projeto de software. Ele deve garantir que a interação entre humano e máquina forneça uma operação efetiva e controle da máquina. Para que o software atinja todo o seu potencial, a interface do usuário deve ser projetada para combinar as habilidades, a experiência e as expectativas de seus usuários antecipados.<text:line-break/>O </text:span><text:span text:style-name="T11">UID</text:span><text:span text:style-name="T3"> está contido na área de conhecimento de Design de Software (</text:span><text:span text:style-name="T11">Software Design</text:span><text:span text:style-name="T3">).<text:line-break/></text:span><text:span text:style-name="T4">Os princípios gerais são:</text:span></text:p>
      <text:list xml:id="list7267417995939371815" text:style-name="L1">
        <text:list-item>
          <text:p text:style-name="P3"><text:span text:style-name="T4">“Aprendabilidade” (</text:span><text:span text:style-name="T12">Learnability</text:span><text:span text:style-name="T4">);</text:span></text:p>
        </text:list-item>
        <text:list-item>
          <text:p text:style-name="P3"><text:span text:style-name="T4">Familiaridade ao Usuário (</text:span><text:span text:style-name="T12">User familiarity</text:span><text:span text:style-name="T4">);</text:span></text:p>
        </text:list-item>
        <text:list-item>
          <text:p text:style-name="P3"><text:span text:style-name="T4">Consistência (</text:span><text:span text:style-name="T12">Consitency</text:span><text:span text:style-name="T4">);</text:span></text:p>
        </text:list-item>
        <text:list-item>
          <text:p text:style-name="P3"><text:span text:style-name="T4">Pouca Surpresa (</text:span><text:span text:style-name="T12">Minimal Surprise</text:span><text:span text:style-name="T4">);</text:span></text:p>
        </text:list-item>
        <text:list-item>
          <text:p text:style-name="P3"><text:span text:style-name="T4">Recuperabilidade (</text:span><text:span text:style-name="T12">Recoverability</text:span><text:span text:style-name="T4">);</text:span></text:p>
        </text:list-item>
        <text:list-item>
          <text:p text:style-name="P3"><text:span text:style-name="T4">Guiar o Usuário (</text:span><text:span text:style-name="T12">User guidance</text:span><text:span text:style-name="T4">);</text:span></text:p>
        </text:list-item>
        <text:list-item>
          <text:p text:style-name="P3"><text:soft-page-break/><text:span text:style-name="T4">Diversidade de Usuários (</text:span><text:span text:style-name="T12">User diversity</text:span><text:span text:style-name="T4">).</text:span></text:p>
        </text:list-item>
      </text:list>
      <text:p text:style-name="P2"><text:span text:style-name="T4">Os principais problemas relacionados com o </text:span><text:span text:style-name="T12">UID</text:span><text:span text:style-name="T4"> se relacionam com duas perguntas a qual o </text:span><text:span text:style-name="T14">UID</text:span><text:span text:style-name="T7"> deve que resolver:<text:line-break/><text:tab/>Como o usuário deve interagir com o software?<text:line-break/><text:tab/>Como as informações do software devem ser apresentadas ao usuário?</text:span><text:span text:style-name="T4"> </text:span><text:span text:style-name="T3"><text:line-break/></text:span><text:span text:style-name="T5">Enquanto as modalidades de interação do software com o usuário, estas podem ser classificadas nos seguintes estilos primários:</text:span></text:p>
      <text:list xml:id="list2996231488428741545" text:style-name="L2">
        <text:list-item>
          <text:p text:style-name="P4"><text:span text:style-name="T1">Resposta-Pergunta (</text:span><text:span text:style-name="T9">Question-answer</text:span><text:span text:style-name="T1">);</text:span></text:p>
        </text:list-item>
        <text:list-item>
          <text:p text:style-name="P4"><text:span text:style-name="T1">Manipulação direta (</text:span><text:span text:style-name="T9">Direct manipulation</text:span><text:span text:style-name="T1">);</text:span></text:p>
        </text:list-item>
        <text:list-item>
          <text:p text:style-name="P4"><text:span text:style-name="T1">Menu de seleção (</text:span><text:span text:style-name="T9">Menu selection</text:span><text:span text:style-name="T1">);</text:span></text:p>
        </text:list-item>
        <text:list-item>
          <text:p text:style-name="P4"><text:span text:style-name="T1">Preenchimento de formulário (</text:span><text:span text:style-name="T9">Form fill-in</text:span><text:span text:style-name="T1">);</text:span></text:p>
        </text:list-item>
        <text:list-item>
          <text:p text:style-name="P4"><text:span text:style-name="T1">Linguagem de comandos (</text:span><text:span text:style-name="T9">Command language</text:span><text:span text:style-name="T1">);</text:span></text:p>
        </text:list-item>
        <text:list-item>
          <text:p text:style-name="P4"><text:span text:style-name="T1">Linguagem natural (</text:span><text:span text:style-name="T9">Natural language</text:span><text:span text:style-name="T1">).</text:span></text:p>
        </text:list-item>
      </text:list>
      <text:p text:style-name="P5">A informação do software pode ser apresentada em natureza textual ou gráfica, um bom design mantém a apresentação de informação separada da informação em si. O modelo de arquitetura MVC (<text:span text:style-name="T9">Model-View-Controller</text:span>) é uma maneira efetiva de se manter a apresentação das informações separadas da informação em si.</text:p>
      <text:p text:style-name="P6">A <text:span text:style-name="T9">UID</text:span> é um processo iterativo, protótipos de interface são usados várias vezes para determinar <text:span text:style-name="T9">features</text:span>, a organização e a aparência da interface de usuário do software. Esse processo envolve três atividades chave:</text:p>
      <text:list xml:id="list7690294974431981838" text:style-name="L3">
        <text:list-item>
          <text:p text:style-name="P7">Análise do usuário (<text:span text:style-name="T9">User analysis</text:span>);</text:p>
        </text:list-item>
        <text:list-item>
          <text:p text:style-name="P7">Prototipagem do software (<text:span text:style-name="T9">Software prototyping</text:span>);</text:p>
        </text:list-item>
        <text:list-item>
          <text:p text:style-name="P7">Avaliação da interface (<text:span text:style-name="T9">Interface evaluation</text:span>);</text:p>
        </text:list-item>
      </text:list>
      <text:p text:style-name="P8">A <text:span text:style-name="T9">UID</text:span> frequentemente precisa considerar a internacionalização e a localização do software, o que significa adaptar o software para diferentes linguagens, diferenças regionais e requisitos técnicos do mercado alvo. A Internacionalização é o processo de desenhar uma aplicação de software para que esta possa ser adaptada <text:span text:style-name="T17">para várias línguas e regiões sem mudanças drásticas de engenharia. Localização é o processo de adaptar softwares internacionalizados para uma região especifica ou língua adicionando componentes específicos da localização e traduzindo os textos.</text:span></text:p>
      <text:p text:style-name="P8"><text:span text:style-name="T17">Os designers de interface de usuário podem usar metáforas e modelos conceituais para configurar mapeamentos entre o software e algum sistema de referência conhecido pelos usuários no mundo real, o que pode ajudar os usuários a aprender e usar a interface com mais facilidade. Por exemplo, </text:span><text:soft-page-break/><text:span text:style-name="T17">a operação "excluir arquivo" pode ser transformada em uma metáfora usando o ícone de uma lixeira. </text:span></text:p>
      <text:p text:style-name="P15">Página <text:span text:style-name="T16">54~</text:span>5<text:span text:style-name="T16">6</text:span> (<text:span text:style-name="T13">Chapter 2 – Software Design - </text:span>4. <text:span text:style-name="T9">User interface Desing</text:span><text:span text:style-name="T1">)</text:span></text:p>
      <text:p text:style-name="P14">3) Baseado no SWEBOK v. 3.0, descreva o que é Teste de Software. Essa descrição deve conter a definição e o objetivo dos Testes de Usabilidade e Interação Humano Computador.</text:p>
      <text:p text:style-name="P17">R.3) O teste de software consiste na verificação dinâmica de que um programa fornece comportamentos esperados em um conjunto finito de casos de teste, adequadamente selecionados a partir do domínio de execução geralmente infinito.</text:p>
      <text:p text:style-name="P18">A principal tarefa da usabilidade e do teste de interação do computador humano é avaliar o quão fácil é para os usuários finais aprender e usar o software. Em geral, pode envolver o teste das funções do software que suportam as tarefas do usuário, a documentação que auxilia os usuários e a capacidade do sistema de se recuperar dos erros dos usuários.</text:p>
      <text:p text:style-name="P16">Página <text:span text:style-name="T24">82~88</text:span> (<text:span text:style-name="T13">Chapter 4 – Software Testing – 2.2 Objectives of Testing</text:span><text:span text:style-name="T6">)</text:span></text:p>
      <text:p text:style-name="P9"><text:span text:style-name="T6"/></text:p>
      <text:p text:style-name="P11"><text:span text:style-name="T1">Referência Bibliográfica</text:span></text:p>
      <text:p text:style-name="P10"><text:span text:style-name="T25">[1]</text:span> Guide to the Software Engineering Body of Knowledge, Version 3.0 – SWEBOK. IEEE Press Piscataway, NJ, USA 2004. ISBN:0769510000. Editors: P. Borque and R. E. Fairley, e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Calibri" svg:font-family="Calibri"/>
    <style:font-face style:name="Helvetica Neue" svg:font-family="'Helvetica Neue', Helvetica, Verdana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9:37.541909970</meta:creation-date>
    <dc:date>2017-08-10T09:32:05.328561615</dc:date>
    <meta:editing-duration>PT31M48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4" meta:paragraph-count="46" meta:word-count="810" meta:character-count="5259" meta:non-whitespace-character-count="4455"/>
  </office:meta>
</office:document-meta>
</file>